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2f2f2" draw:textarea-horizontal-align="justify" draw:textarea-vertical-align="bottom" draw:auto-grow-height="false" fo:min-height="12.35cm" fo:min-width="4.3cm"/>
    </style:style>
    <style:style style:name="gr2" style:family="graphic" style:parent-style-name="standard">
      <style:graphic-properties draw:stroke="none" draw:fill-color="#f2f2f2" draw:textarea-horizontal-align="justify" draw:textarea-vertical-align="bottom" draw:auto-grow-height="false" fo:min-height="2.518cm" fo:min-width="4.3cm"/>
    </style:style>
    <style:style style:name="gr3" style:family="graphic" style:parent-style-name="standard">
      <style:graphic-properties draw:stroke="none" draw:fill-color="#f2f2f2" draw:textarea-horizontal-align="justify" draw:textarea-vertical-align="bottom" draw:auto-grow-height="false" fo:min-height="6.718cm" fo:min-width="4.3cm"/>
    </style:style>
    <style:style style:name="gr4" style:family="graphic" style:parent-style-name="standard">
      <style:graphic-properties draw:stroke="none" draw:fill-color="#f2f2f2" draw:textarea-horizontal-align="justify" draw:textarea-vertical-align="bottom" draw:auto-grow-height="false" fo:min-height="14.85cm" fo:min-width="4.3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75cm" fo:min-width="3.5cm"/>
    </style:style>
    <style:style style:name="gr7" style:family="graphic" style:parent-style-name="standard">
      <style:graphic-properties svg:stroke-color="#000000" draw:fill-color="#ccffff" draw:textarea-horizontal-align="justify" draw:textarea-vertical-align="middle" draw:auto-grow-height="false" fo:min-height="0.25cm" fo:min-width="3.5cm"/>
    </style:style>
    <style:style style:name="gr8" style:family="graphic" style:parent-style-name="standard">
      <style:graphic-properties svg:stroke-color="#000000" draw:fill-color="#dcffdc" draw:textarea-horizontal-align="justify" draw:textarea-vertical-align="middle" draw:auto-grow-height="false" fo:min-height="0.7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ctwithoutfill">
      <style:graphic-properties draw:stroke="dash" draw:stroke-dash="Dashed_20__28_var_29_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f2f2f2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cc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12.6cm" svg:x="24.6cm" svg:y="12.4cm">
          <text:p text:style-name="P1"><text:span text:style-name="T1">Ing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768cm" svg:x="19.1cm" svg:y="5.332cm">
          <text:p text:style-name="P1"><text:span text:style-name="T1">Monitoring/Q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6.968cm" svg:x="13.612cm" svg:y="12.4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5.1cm" svg:x="8.1cm" svg:y="1.4cm">
          <text:p text:style-name="P1"><text:span text:style-name="T1">Craw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cm" svg:height="1cm" svg:x="3cm" svg:y="4cm">
          <text:p text:style-name="P1"><text:span text:style-name="T2">W3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cm" svg:height="1cm" svg:x="8.5cm" svg:y="4cm">
          <text:p text:style-name="P1"><text:span text:style-name="T2">laun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4cm" svg:height="0.5cm" svg:x="8.5cm" svg:y="6cm">
          <text:p text:style-name="P5"><text:span text:style-name="T3">uris-to-re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cm" svg:height="1cm" svg:x="8.5cm" svg:y="2cm">
          <text:p text:style-name="P1"><text:span text:style-name="T2">c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4cm" svg:height="1cm" svg:x="3cm" svg:y="7.5cm">
          <text:p text:style-name="P1"><text:span text:style-name="T2">web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5" draw:id="id5" draw:layer="layout" svg:width="4cm" svg:height="1cm" svg:x="8.5cm" svg:y="7.5cm">
          <text:p text:style-name="P1"><text:span text:style-name="T2">harchiver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cm" svg:height="0.5cm" svg:x="8.5cm" svg:y="9.5cm">
          <text:p text:style-name="P5"><text:span text:style-name="T3">uris-to-craw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cm" svg:height="1cm" svg:x="8.5cm" svg:y="11cm">
          <text:p text:style-name="P1"><text:span text:style-name="T2">H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9" draw:id="id9" draw:layer="layout" svg:width="4cm" svg:height="0.5cm" svg:x="8.5cm" svg:y="13cm">
          <text:p text:style-name="P5"><text:span text:style-name="T3">uris-to-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4cm" svg:height="1cm" svg:x="3cm" svg:y="14.5cm">
          <text:p text:style-name="P1"><text:span text:style-name="T2">tinycdx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" draw:id="id10" draw:layer="layout" svg:width="4cm" svg:height="1cm" svg:x="8.5cm" svg:y="14.5cm">
          <text:p text:style-name="P1"><text:span text:style-name="T2">uristocdx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4cm" svg:height="1cm" svg:x="3cm" svg:y="16.5cm">
          <text:p text:style-name="P1"><text:span text:style-name="T2">OpenWay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3" draw:id="id13" draw:layer="layout" svg:width="4cm" svg:height="1cm" svg:x="14cm" svg:y="16.5cm">
          <text:p text:style-name="P1"><text:span text:style-name="T2">docstow3ac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4cm" svg:height="0.5cm" svg:x="14cm" svg:y="13cm">
          <text:p text:style-name="P5"><text:span text:style-name="T3">docs-to-catalog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5cm" svg:y1="3cm" svg:x2="10.5cm" svg:y2="4cm" draw:start-shape="id1" draw:start-glue-point="2" draw:end-shape="id2" draw:end-glue-point="0" svg:d="M10500 3000v1000" svg:viewBox="0 0 1 1001">
          <text:p/>
        </draw:connector>
        <draw:connector draw:style-name="gr9" draw:text-style-name="P8" draw:layer="layout" svg:x1="7cm" svg:y1="4.5cm" svg:x2="8.5cm" svg:y2="4.5cm" draw:start-shape="id3" draw:start-glue-point="1" draw:end-shape="id2" draw:end-glue-point="3" svg:d="M7000 4500h1500" svg:viewBox="0 0 1501 1">
          <text:p/>
        </draw:connector>
        <draw:connector draw:style-name="gr9" draw:text-style-name="P8" draw:layer="layout" svg:x1="10.5cm" svg:y1="5cm" svg:x2="10.5cm" svg:y2="6cm" draw:start-shape="id2" draw:start-glue-point="2" draw:end-shape="id4" draw:end-glue-point="0" svg:d="M10500 5000v1000" svg:viewBox="0 0 1 1001">
          <text:p/>
        </draw:connector>
        <draw:connector draw:style-name="gr9" draw:text-style-name="P8" draw:layer="layout" svg:x1="10.5cm" svg:y1="6.5cm" svg:x2="10.5cm" svg:y2="7.5cm" draw:start-shape="id4" draw:start-glue-point="2" draw:end-shape="id5" draw:end-glue-point="0" svg:d="M10500 6500v1000" svg:viewBox="0 0 1 1001">
          <text:p/>
        </draw:connector>
        <draw:connector draw:style-name="gr9" draw:text-style-name="P8" draw:layer="layout" svg:x1="8.5cm" svg:y1="8cm" svg:x2="7cm" svg:y2="8cm" draw:start-shape="id5" draw:start-glue-point="3" draw:end-shape="id6" draw:end-glue-point="1" svg:d="M8500 8000h-1500" svg:viewBox="0 0 1501 1">
          <text:p/>
        </draw:connector>
        <draw:connector draw:style-name="gr9" draw:text-style-name="P8" draw:layer="layout" svg:x1="10.5cm" svg:y1="8.5cm" svg:x2="10.5cm" svg:y2="9.5cm" draw:start-shape="id5" draw:start-glue-point="2" draw:end-shape="id7" draw:end-glue-point="0" svg:d="M10500 8500v1000" svg:viewBox="0 0 1 1001">
          <text:p/>
        </draw:connector>
        <draw:connector draw:style-name="gr9" draw:text-style-name="P8" draw:layer="layout" svg:x1="10.5cm" svg:y1="10cm" svg:x2="10.5cm" svg:y2="11cm" draw:start-shape="id7" draw:start-glue-point="2" draw:end-shape="id8" draw:end-glue-point="0" svg:d="M10500 10000v1000" svg:viewBox="0 0 1 1001">
          <text:p/>
        </draw:connector>
        <draw:connector draw:style-name="gr9" draw:text-style-name="P8" draw:layer="layout" svg:x1="10.5cm" svg:y1="12cm" svg:x2="10.5cm" svg:y2="13cm" draw:start-shape="id8" draw:start-glue-point="2" draw:end-shape="id9" draw:end-glue-point="0" svg:d="M10500 12000v1000" svg:viewBox="0 0 1 1001">
          <text:p/>
        </draw:connector>
        <draw:connector draw:style-name="gr9" draw:text-style-name="P8" draw:layer="layout" svg:x1="10.5cm" svg:y1="13.5cm" svg:x2="10.5cm" svg:y2="14.5cm" draw:start-shape="id9" draw:start-glue-point="2" draw:end-shape="id10" draw:end-glue-point="0" svg:d="M10500 13500v1000" svg:viewBox="0 0 1 1001">
          <text:p/>
        </draw:connector>
        <draw:connector draw:style-name="gr9" draw:text-style-name="P8" draw:layer="layout" svg:x1="8.5cm" svg:y1="15cm" svg:x2="7cm" svg:y2="15cm" draw:start-shape="id10" draw:start-glue-point="3" draw:end-shape="id11" draw:end-glue-point="1" svg:d="M8500 15000h-1500" svg:viewBox="0 0 1501 1">
          <text:p/>
        </draw:connector>
        <draw:connector draw:style-name="gr9" draw:text-style-name="P8" draw:layer="layout" svg:x1="16cm" svg:y1="13.5cm" svg:x2="16cm" svg:y2="16.5cm" draw:start-shape="id12" draw:start-glue-point="2" draw:end-shape="id13" draw:end-glue-point="0" svg:d="M16000 13500v3000" svg:viewBox="0 0 1 3001">
          <text:p/>
        </draw:connector>
        <draw:connector draw:style-name="gr9" draw:text-style-name="P8" draw:layer="layout" svg:x1="7cm" svg:y1="17cm" svg:x2="14cm" svg:y2="17cm" draw:start-shape="id14" draw:start-glue-point="1" draw:end-shape="id13" svg:d="M7000 17000h7000" svg:viewBox="0 0 7001 1">
          <text:p/>
        </draw:connector>
        <draw:connector draw:style-name="gr9" draw:text-style-name="P8" draw:layer="layout" draw:line-skew="0.499cm -0.499cm" svg:x1="16cm" svg:y1="17.5cm" svg:x2="3cm" svg:y2="4.5cm" draw:start-shape="id13" draw:start-glue-point="2" draw:end-shape="id3" draw:end-glue-point="3" svg:d="M16000 17500v1000h-14000v-14000h1000" svg:viewBox="0 0 14001 14001">
          <text:p/>
        </draw:connector>
        <draw:connector draw:style-name="gr9" draw:text-style-name="P8" draw:layer="layout" svg:x1="12.5cm" svg:y1="11.5cm" svg:x2="16cm" svg:y2="13cm" draw:start-shape="id8" draw:start-glue-point="1" draw:end-shape="id12" draw:end-glue-point="0" svg:d="M12500 11500h3500v1500" svg:viewBox="0 0 3501 1501">
          <text:p/>
        </draw:connector>
        <draw:custom-shape draw:style-name="gr7" draw:text-style-name="P6" xml:id="id15" draw:id="id15" draw:layer="layout" svg:width="4cm" svg:height="0.5cm" svg:x="19.5cm" svg:y="6cm">
          <text:p text:style-name="P5"><text:span text:style-name="T3">uris-to-check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2.5cm" svg:y1="4.5cm" svg:x2="21.5cm" svg:y2="6cm" draw:start-shape="id2" draw:start-glue-point="1" draw:end-shape="id15" draw:end-glue-point="0" svg:d="M12500 4500h9000v1500" svg:viewBox="0 0 9001 1501">
          <text:p/>
        </draw:connector>
        <draw:connector draw:style-name="gr9" draw:text-style-name="P8" draw:layer="layout" svg:x1="5cm" svg:y1="16.5cm" svg:x2="5cm" svg:y2="15.5cm" draw:start-shape="id14" draw:start-glue-point="0" draw:end-shape="id11" draw:end-glue-point="2" svg:d="M5000 16500v-1000" svg:viewBox="0 0 1 1001">
          <text:p/>
        </draw:connector>
        <draw:custom-shape draw:style-name="gr7" draw:text-style-name="P6" xml:id="id16" draw:id="id16" draw:layer="layout" svg:width="4cm" svg:height="0.5cm" svg:x="25cm" svg:y="13cm">
          <text:p text:style-name="P5"><text:span text:style-name="T3">checkpoint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2.5cm" svg:y1="11.5cm" svg:x2="27cm" svg:y2="13cm" draw:start-shape="id8" draw:start-glue-point="1" draw:end-shape="id16" draw:end-glue-point="0" svg:d="M12500 11500h14500v1500" svg:viewBox="0 0 14501 1501">
          <text:p/>
        </draw:connector>
        <draw:custom-shape draw:style-name="gr8" draw:text-style-name="P7" xml:id="id17" draw:id="id17" draw:layer="layout" svg:width="4cm" svg:height="1cm" svg:x="25cm" svg:y="14.5cm">
          <text:p text:style-name="P1"><text:span text:style-name="T2">package-cpt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9" draw:id="id19" draw:layer="layout" svg:width="4cm" svg:height="1cm" svg:x="25cm" svg:y="18cm">
          <text:p text:style-name="P1"><text:span text:style-name="T2">generate-sip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1" draw:id="id21" draw:layer="layout" svg:width="4cm" svg:height="1cm" svg:x="25cm" svg:y="21.5cm">
          <text:p text:style-name="P1"><text:span text:style-name="T2">submit-sip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8" draw:id="id18" draw:layer="layout" svg:width="4cm" svg:height="0.5cm" svg:x="25cm" svg:y="16.5cm">
          <text:p text:style-name="P5"><text:span text:style-name="T3">package-to-sip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0" draw:id="id20" draw:layer="layout" svg:width="4cm" svg:height="0.5cm" svg:x="25cm" svg:y="20cm">
          <text:p text:style-name="P5"><text:span text:style-name="T3">sips-to-submit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7cm" svg:y1="13.5cm" svg:x2="27cm" svg:y2="14.5cm" draw:start-shape="id16" draw:start-glue-point="2" draw:end-shape="id17" draw:end-glue-point="0" svg:d="M27000 13500v1000" svg:viewBox="0 0 1 1001">
          <text:p/>
        </draw:connector>
        <draw:connector draw:style-name="gr10" draw:text-style-name="P8" draw:layer="layout" svg:x1="27cm" svg:y1="15.5cm" svg:x2="27cm" svg:y2="16.5cm" draw:start-shape="id17" draw:start-glue-point="2" draw:end-shape="id18" draw:end-glue-point="0" svg:d="M27000 15500v1000" svg:viewBox="0 0 1 1001">
          <text:p/>
        </draw:connector>
        <draw:connector draw:style-name="gr10" draw:text-style-name="P8" draw:layer="layout" svg:x1="27cm" svg:y1="17cm" svg:x2="27cm" svg:y2="18cm" draw:start-shape="id18" draw:start-glue-point="2" draw:end-shape="id19" draw:end-glue-point="0" svg:d="M27000 17000v1000" svg:viewBox="0 0 1 1001">
          <text:p/>
        </draw:connector>
        <draw:connector draw:style-name="gr10" draw:text-style-name="P8" draw:layer="layout" svg:x1="27cm" svg:y1="19cm" svg:x2="27cm" svg:y2="20cm" draw:start-shape="id19" draw:start-glue-point="2" draw:end-shape="id20" draw:end-glue-point="0" svg:d="M27000 19000v1000" svg:viewBox="0 0 1 1001">
          <text:p/>
        </draw:connector>
        <draw:connector draw:style-name="gr10" draw:text-style-name="P8" draw:layer="layout" svg:x1="27cm" svg:y1="20.5cm" svg:x2="27cm" svg:y2="21.5cm" draw:start-shape="id20" draw:start-glue-point="2" draw:end-shape="id21" draw:end-glue-point="0" svg:d="M27000 20500v1000" svg:viewBox="0 0 1 1001">
          <text:p/>
        </draw:connector>
        <draw:custom-shape draw:style-name="gr5" draw:text-style-name="P3" xml:id="id22" draw:id="id22" draw:layer="layout" svg:width="4cm" svg:height="1cm" svg:x="3cm" svg:y="21.5cm">
          <text:p text:style-name="P1"><text:span text:style-name="T2">DLS W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25cm" svg:y1="22cm" svg:x2="7cm" svg:y2="22cm" draw:start-shape="id21" draw:start-glue-point="3" draw:end-shape="id22" draw:end-glue-point="1" svg:d="M25000 22000h-18000" svg:viewBox="0 0 18001 1">
          <text:p/>
        </draw:connector>
        <draw:custom-shape draw:style-name="gr5" draw:text-style-name="P3" xml:id="id23" draw:id="id23" draw:layer="layout" svg:width="4cm" svg:height="1cm" svg:x="3cm" svg:y="19.5cm">
          <text:p text:style-name="P1"><text:span text:style-name="T2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line-skew="6cm" svg:x1="25cm" svg:y1="15cm" svg:x2="7cm" svg:y2="20cm" draw:start-shape="id17" draw:start-glue-point="3" draw:end-shape="id23" draw:end-glue-point="1" svg:d="M25000 15000h-3000v5000h-15000" svg:viewBox="0 0 18001 5001">
          <text:p/>
        </draw:connector>
        <draw:connector draw:style-name="gr10" draw:text-style-name="P8" draw:layer="layout" draw:line-skew="6cm" svg:x1="25cm" svg:y1="18.5cm" svg:x2="7cm" svg:y2="20cm" draw:start-shape="id19" draw:start-glue-point="3" draw:end-shape="id23" draw:end-glue-point="1" svg:d="M25000 18500h-3000v1500h-15000" svg:viewBox="0 0 18001 1501">
          <text:p/>
        </draw:connector>
        <draw:connector draw:style-name="gr10" draw:text-style-name="P8" draw:layer="layout" draw:line-skew="6cm" svg:x1="7cm" svg:y1="20cm" svg:x2="25cm" svg:y2="22cm" draw:start-shape="id23" draw:start-glue-point="1" draw:end-shape="id21" draw:end-glue-point="3" svg:d="M7000 20000h15000v2000h3000" svg:viewBox="0 0 18001 2001">
          <text:p/>
        </draw:connector>
        <draw:connector draw:style-name="gr10" draw:text-style-name="P8" draw:layer="layout" svg:x1="5cm" svg:y1="20.5cm" svg:x2="5cm" svg:y2="21.5cm" draw:start-shape="id23" draw:start-glue-point="2" draw:end-shape="id22" draw:end-glue-point="0" svg:d="M5000 20500v1000" svg:viewBox="0 0 1 1001">
          <text:p/>
        </draw:connector>
        <draw:custom-shape draw:style-name="gr7" draw:text-style-name="P6" xml:id="id24" draw:id="id24" draw:layer="layout" svg:width="4cm" svg:height="0.5cm" svg:x="25cm" svg:y="23.5cm">
          <text:p text:style-name="P5"><text:span text:style-name="T3">sips-to-verify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7cm" svg:y1="22.5cm" svg:x2="27cm" svg:y2="23.5cm" draw:start-shape="id21" draw:start-glue-point="2" draw:end-shape="id24" draw:end-glue-point="0" svg:d="M27000 22500v1000" svg:viewBox="0 0 1 1001">
          <text:p/>
        </draw:connector>
        <draw:line draw:style-name="gr11" draw:text-style-name="P8" draw:layer="layout" svg:x1="21.5cm" svg:y1="6.5cm" svg:x2="21.5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3:12:30.129950000</meta:creation-date>
    <dc:date>2016-03-24T22:16:18.329223000</dc:date>
    <meta:editing-duration>P6DT11H4M19S</meta:editing-duration>
    <meta:editing-cycles>11</meta:editing-cycles>
    <meta:generator>LibreOffice/5.0.5.2$MacOSX_X86_64 LibreOffice_project/55b006a02d247b5f7215fc6ea0fde844b30035b3</meta:generator>
    <meta:document-statistic meta:object-count="57"/>
  </office:meta>
</office:document-meta>
</file>